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0" style:family="table-cell" style:parent-style-name="Default">
      <style:table-cell-properties fo:background-color="#f8aa97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66" style:family="table-cell" style:parent-style-name="Default">
      <style:table-cell-properties fo:background-color="#ffffd7"/>
    </style:style>
    <style:style style:name="ce48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4"/>
        <table:table-column table:style-name="co1" table:default-cell-style-name="ce20"/>
        <table:table-column table:style-name="co12" table:default-cell-style-name="ce14"/>
        <table:table-column table:style-name="co13" table:default-cell-style-name="ce20"/>
        <table:table-column table:style-name="co1" table:number-columns-repeated="6" table:default-cell-style-name="ce20"/>
        <table:table-column table:style-name="co1" table:default-cell-style-name="Default"/>
        <table:table-column table:style-name="co1" table:number-columns-repeated="15" table:default-cell-style-name="ce20"/>
        <table:table-column table:style-name="co1" table:number-columns-repeated="998" table:default-cell-style-name="Default"/>
        <table:table-row table:style-name="ro1">
          <table:table-cell table:style-name="ce29" office:value-type="string" calcext:value-type="string">
            <text:p>JR Steam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7100 1-C</text:p>
          </table:table-cell>
          <table:table-cell table:style-name="ce54" office:value-type="float" office:value="900" calcext:value-type="float">
            <text:p>900</text:p>
          </table:table-cell>
          <table:table-cell table:style-name="ce54" office:value-type="string" calcext:value-type="string">
            <text:p>No</text:p>
          </table:table-cell>
          <table:table-cell table:style-name="ce54"/>
          <table:table-cell table:style-name="ce54" office:value-type="string" calcext:value-type="string">
            <text:p>2cc by voy1</text:p>
          </table:table-cell>
          <table:table-cell table:style-name="ce54" office:value-type="float" office:value="1880" calcext:value-type="float">
            <text:p>188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400 kW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860 1-B-1</text:p>
          </table:table-cell>
          <table:table-cell table:style-name="ce54" office:value-type="float" office:value="910" calcext:value-type="float">
            <text:p>910</text:p>
          </table:table-cell>
          <table:table-cell table:style-name="ce54" office:value-type="string" calcext:value-type="string">
            <text:p>No</text:p>
          </table:table-cell>
          <table:table-cell table:style-name="ce54"/>
          <table:table-cell table:style-name="ce54" office:value-type="string" calcext:value-type="string">
            <text:p>2cc by voy1</text:p>
          </table:table-cell>
          <table:table-cell table:style-name="ce54" office:value-type="float" office:value="1893" calcext:value-type="float">
            <text:p>1893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00 kW</text:p>
          </table:table-cell>
          <table:table-cell table:style-name="ce54"/>
          <table:table-cell table:style-name="ce54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29"/>
          <table:table-cell table:style-name="ce45" table:number-columns-repeated="9"/>
          <table:table-cell table:number-columns-repeated="1014"/>
        </table:table-row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table:style-name="ce54" office:value-type="float" office:value="1205" calcext:value-type="float">
            <text:p>1205</text:p>
          </table:table-cell>
          <table:table-cell table:style-name="ce45"/>
          <table:table-cell table:style-name="ce54" office:value-type="string" calcext:value-type="string">
            <text:p>brown, red, blue/orange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24" office:value-type="string" calcext:value-type="string">
            <text:p>DD13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/yellow, red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24" office:value-type="string" calcext:value-type="string">
            <text:p>DD50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, red/grey, 2 part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office:value-type="string" calcext:value-type="string">
            <text:p>many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office:value-type="float" office:value="1211" calcext:value-type="float">
            <text:p>1211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office:value-type="float" office:value="1212" calcext:value-type="float">
            <text:p>1212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/>
          <table:table-cell table:style-name="ce20"/>
          <table:table-cell office:value-type="string" calcext:value-type="string">
            <text:p>todo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style-name="Default" table:number-columns-repeated="4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/>
          <table:table-cell table:style-name="Default" table:number-columns-repeated="2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office:value-type="float" office:value="1011" calcext:value-type="float">
            <text:p>101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/>
          <table:table-cell table:style-name="ce23" table:number-columns-repeated="2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/>
          <table:table-cell office:value-type="string" calcext:value-type="string">
            <text:p>TODO redraw <text:s/>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/>
          <table:table-cell office:value-type="string" calcext:value-type="string">
            <text:p>TODO redraw <text:s/></text:p>
          </table:table-cell>
          <table:table-cell table:number-columns-repeated="22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number-columns-repeated="16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/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6" calcext:value-type="float">
            <text:p>1016</text:p>
          </table:table-cell>
          <table:table-cell/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table:number-columns-repeated="3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57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/>
          <table:table-cell office:value-type="string" calcext:value-type="string">
            <text:p>TODO redo old shape, add window vari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0</text:p>
          </table:table-cell>
          <table:table-cell office:value-type="float" office:value="1030" calcext:value-type="float">
            <text:p>103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office:value-type="string" calcext:value-type="string">
            <text:p>use EF63 redra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3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TODO redraw and ada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office:value-type="string" calcext:value-type="string">
            <text:p>TODO blue w stri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/>
          <table:table-cell office:value-type="string" calcext:value-type="string">
            <text:p>TODO pant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 pantos and fake liverie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ED53/ED19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1926" calcext:value-type="float">
            <text:p>19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40 kW</text:p>
          </table:table-cell>
          <table:table-cell/>
          <table:table-cell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/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 kW</text:p>
          </table:table-cell>
          <table:table-cell office:value-type="string" calcext:value-type="string">
            <text:p>128kN</text:p>
          </table:table-cell>
          <table:table-cell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shorten?</text:p>
          </table:table-cell>
          <table:table-cell/>
          <table:table-cell office:value-type="string" calcext:value-type="string">
            <text:p>1958/19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kW</text:p>
          </table:table-cell>
          <table:table-cell office:value-type="string" calcext:value-type="string">
            <text:p>128kN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TODO shorten <text:s/>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00kW</text:p>
          </table:table-cell>
          <table:table-cell office:value-type="string" calcext:value-type="string">
            <text:p>147kN</text:p>
          </table:table-cell>
          <table:table-cell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75</text:p>
          </table:table-cell>
          <table:table-cell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office:value-type="string" calcext:value-type="string">
            <text:p>many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office:value-type="float" office:value="1075" calcext:value-type="float">
            <text:p>1075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office:value-type="float" office:value="1080" calcext:value-type="float">
            <text:p>108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/>
          <table:table-cell office:value-type="string" calcext:value-type="string">
            <text:p>many!!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/>
          <table:table-cell office:value-type="string" calcext:value-type="string">
            <text:p>TODO panto variants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600kW</text:p>
          </table:table-cell>
          <table:table-cell office:value-type="string" calcext:value-type="string">
            <text:p>344kN</text:p>
          </table:table-cell>
          <table:table-cell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office:value-type="float" office:value="1085" calcext:value-type="float">
            <text:p>1085</text:p>
          </table:table-cell>
          <table:table-cell table:style-name="ce53"/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000kW</text:p>
          </table:table-cell>
          <table:table-cell office:value-type="string" calcext:value-type="string">
            <text:p>266kN</text:p>
          </table:table-cell>
          <table:table-cell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number-columns-repeated="1021"/>
        </table:table-row>
        <table:table-row table:style-name="ro1">
          <table:table-cell office:value-type="string" calcext:value-type="string">
            <text:p>ED500-90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187kN</text:p>
          </table:table-cell>
          <table:table-cell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52"/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240kN</text:p>
          </table:table-cell>
          <table:table-cell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/>
          <table:table-cell table:style-name="ce20"/>
          <table:table-cell table:number-columns-repeated="1021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16"/>
          <table:table-cell office:value-type="string" calcext:value-type="string">
            <text:p>blue, CC, add conts</text:p>
          </table:table-cell>
          <table:table-cell table:number-columns-repeated="2"/>
          <table:table-cell office:value-type="string" calcext:value-type="string">
            <text:p>130/14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office:value-type="float" office:value="1005" calcext:value-type="float">
            <text:p>1005</text:p>
          </table:table-cell>
          <table:table-cell table:style-name="ce52"/>
          <table:table-cell office:value-type="string" calcext:value-type="string">
            <text:p>needs new roof and 2cc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office:value-type="float" office:value="1100" calcext:value-type="float">
            <text:p>1100</text:p>
          </table:table-cell>
          <table:table-cell table:style-name="ce52"/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50kW</text:p>
          </table:table-cell>
          <table:table-cell office:value-type="string" calcext:value-type="string">
            <text:p>282kN</text:p>
          </table:table-cell>
          <table:table-cell office:value-type="string" calcext:value-type="string">
            <text:p>96t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table:style-name="ce20"/>
          <table:table-cell office:value-type="string" calcext:value-type="string">
            <text:p>red/cream, crocodile, blue/white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75?</text:p>
          </table:table-cell>
          <table:table-cell office:value-type="string" calcext:value-type="string">
            <text:p>560kW? (1560?)</text:p>
          </table:table-cell>
          <table:table-cell/>
          <table:table-cell office:value-type="string" calcext:value-type="string">
            <text:p>85t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office:value-type="string" calcext:value-type="string">
            <text:p>Seibu E51, Chichibu DeKi 500, etc</text:p>
          </table:table-cell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style-name="ce29" office:value-type="string" calcext:value-type="string">
            <text:p>Passenger Wagons</text:p>
          </table:table-cell>
          <table:table-cell table:style-name="ce29" office:value-type="string" calcext:value-type="string">
            <text:p>ID</text:p>
          </table:table-cell>
          <table:table-cell/>
          <table:table-cell table:style-name="ce29" office:value-type="string" calcext:value-type="string">
            <text:p>Liveries</text:p>
          </table:table-cell>
          <table:table-cell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4"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float" office:value="1282" calcext:value-type="float">
            <text:p>128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RE 1 Refrigerated Van</text:p>
          </table:table-cell>
          <table:table-cell table:style-name="ce32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 2500 Refrigerated Van</text:p>
          </table:table-cell>
          <table:table-cell table:style-name="ce20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KI 1 Refrigerated Van</text:p>
          </table:table-cell>
          <table:table-cell table:style-name="ce20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A 1 Tanker</text:p>
          </table:table-cell>
          <table:table-cell table:style-name="ce55" office:value-type="float" office:value="1488" calcext:value-type="float">
            <text:p>1488</text:p>
          </table:table-cell>
          <table:table-cell table:style-name="ce55"/>
          <table:table-cell table:style-name="ce54" office:value-type="string" calcext:value-type="string">
            <text:p>black <text:s/></text:p>
          </table:table-cell>
          <table:table-cell table:style-name="ce54" office:value-type="string" calcext:value-type="string">
            <text:p>auz or dutch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TAMU 500 Tanker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SA 500</text:p>
          </table:table-cell>
          <table:table-cell table:style-name="ce20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I Tanker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35000</text:p>
          </table:table-cell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1100 dry tanker</text:p>
          </table:table-cell>
          <table:table-cell office:value-type="float" office:value="1494" calcext:value-type="float">
            <text:p>14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SE 1 Hopper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29"/>
          <table:table-cell/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65 (60)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16" office:value-type="string" calcext:value-type="string">
            <text:p>SERA 1 Hopper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EKI 1 (Otese 9500)</text:p>
          </table:table-cell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1000 Covered Hopper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3000 / 6000 Hopper</text:p>
          </table:table-cell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HOKI 650 Covered Hopper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8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5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HOKI 5700 Covered Hopper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OKI 8500 Open Hopper</text:p>
          </table:table-cell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KI 2500 / 9500 Covered Hopper</text:p>
          </table:table-cell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HOKI 2200 Grain Hopper</text:p>
          </table:table-cell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8300 / 9300 Covered Hopper</text:p>
          </table:table-cell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10000 Open Hopper</text:p>
          </table:table-cell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table:style-name="ce48" table:number-columns-repeated="2"/>
          <table:table-cell table:number-columns-repeated="1022"/>
        </table:table-row>
        <table:table-row table:style-name="ro1">
          <table:table-cell table:style-name="ce29" office:value-type="string" calcext:value-type="string">
            <text:p>Open Wagon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2">
          <table:table-cell table:style-name="ce55" office:value-type="string" calcext:value-type="string">
            <text:p>TO 1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45"/>
          <table:table-cell table:style-name="ce54" office:value-type="string" calcext:value-type="string">
            <text:p><text:span text:style-name="T1">use</text:span> okinawa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2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2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2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2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2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CHIKI 5000</text:p>
          </table:table-cell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SHIKI 550 Heavy Flatcar</text:p>
          </table:table-cell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600 Schnabel Car</text:p>
          </table:table-cell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Coil Carrier</text:p>
          </table:table-cell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2"/>
          <table:table-cell office:value-type="string" calcext:value-type="string">
            <text:p>flatbed with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 Torpedo Wagon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Slag Ladle</text:p>
          </table:table-cell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 8000 Brake Van</text:p>
          </table:table-cell>
          <table:table-cell table:style-name="ce47"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02:08:19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10-12T01:59:05.919000000</dc:date>
    <meta:editing-duration>P38DT17H38M53S</meta:editing-duration>
    <meta:editing-cycles>54</meta:editing-cycles>
    <meta:generator>LibreOffice/7.0.3.1$Windows_X86_64 LibreOffice_project/d7547858d014d4cf69878db179d326fc3483e082</meta:generator>
    <meta:document-statistic meta:table-count="3" meta:cell-count="886" meta:object-count="0"/>
  </office:meta>
</office:document-meta>
</file>